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42000002967FB3778C5081AF1D.png" manifest:media-type="image/png"/>
  <manifest:file-entry manifest:full-path="Pictures/10000001000004C2000002288B5957493B1015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1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45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1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777cm"/>
      <style:paragraph-properties style:writing-mode="lr-tb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2.5cm" fo:min-width="7.5cm" draw:shadow="hidden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2.5cm" fo:min-width="7.247cm" draw:shadow="hidden"/>
    </style:style>
    <style:style style:name="gr8" style:family="graphic" style:parent-style-name="standard">
      <style:graphic-properties draw:fill="none" draw:textarea-horizontal-align="justify" draw:textarea-vertical-align="middle" draw:auto-grow-height="false" fo:min-height="4.75cm" fo:min-width="4.248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0.654cm"/>
      <style:paragraph-properties style:writing-mode="lr-tb"/>
    </style:style>
    <style:style style:name="gr10" style:family="graphic" style:parent-style-name="standard">
      <style:graphic-properties draw:fill="none" draw:textarea-horizontal-align="justify" draw:textarea-vertical-align="middle" draw:auto-grow-height="false" fo:min-height="4.75cm" fo:min-width="3.497cm" draw:shadow="hidden"/>
    </style:style>
    <style:style style:name="gr11" style:family="graphic" style:parent-style-name="standard">
      <style:graphic-properties draw:fill="none" draw:textarea-horizontal-align="justify" draw:textarea-vertical-align="middle" draw:auto-grow-height="false" fo:min-height="2.5cm" fo:min-width="1.748cm" draw:shadow="hidden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283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2.085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5cm"/>
      <style:paragraph-properties style:writing-mode="lr-tb"/>
    </style:style>
    <style:style style:name="gr15" style:family="graphic" style:parent-style-name="standard">
      <style:graphic-properties draw:fill="none" draw:textarea-horizontal-align="justify" draw:textarea-vertical-align="middle" draw:auto-grow-height="false" fo:min-height="1.5cm" fo:min-width="1.748cm" draw:shadow="hidden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1.755cm"/>
      <style:paragraph-properties style:writing-mode="lr-tb"/>
    </style:style>
    <style:style style:name="gr17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5.1cm" fo:min-width="2.345cm" fo:padding-top="0.175cm" fo:padding-bottom="0.175cm" fo:padding-left="0.3cm" fo:padding-right="0.3cm" draw:shadow="hidden"/>
    </style:style>
    <style:style style:name="gr19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2.65cm" fo:min-width="4.148cm" fo:padding-top="0.175cm" fo:padding-bottom="0.175cm" fo:padding-left="0.3cm" fo:padding-right="0.3cm" draw:shadow="hidden"/>
    </style:style>
    <style:style style:name="gr20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cm" fo:min-width="2.648cm" fo:padding-top="0.175cm" fo:padding-bottom="0.175cm" fo:padding-left="0.3cm" fo:padding-right="0.3cm" draw:shadow="hidden"/>
    </style:style>
    <style:style style:name="gr21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cm" fo:min-width="5.147cm" fo:padding-top="0.175cm" fo:padding-bottom="0.175cm" fo:padding-left="0.3cm" fo:padding-right="0.3cm" draw:shadow="hidden"/>
    </style:style>
    <style:style style:name="gr22" style:family="graphic" style:parent-style-name="standard">
      <style:graphic-properties draw:stroke="none" draw:fill="none" fo:min-height="0.396cm"/>
      <style:paragraph-properties style:writing-mode="lr-tb"/>
    </style:style>
    <style:style style:name="gr23" style:family="graphic" style:parent-style-name="standard">
      <style:graphic-properties svg:stroke-width="0.1cm" draw:marker-start-width="0.35cm" draw:marker-end-width="0.35cm" draw:fill="none" draw:textarea-horizontal-align="justify" draw:textarea-vertical-align="middle" draw:auto-grow-height="false" fo:min-height="1.9cm" fo:min-width="3.15cm" fo:padding-top="0.175cm" fo:padding-bottom="0.175cm" fo:padding-left="0.3cm" fo:padding-right="0.3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3" style:family="paragraph">
      <loext:graphic-properties draw:fill="none" draw:fill-color="#ffffff"/>
      <style:paragraph-properties style:writing-mode="lr-tb"/>
      <style:text-properties fo:font-size="11pt" style:font-size-asian="11pt" style:font-size-complex="11pt"/>
    </style:style>
    <style:style style:name="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5" style:family="paragraph">
      <loext:graphic-properties draw:fill="none" draw:fill-color="#ffffff"/>
      <style:paragraph-properties style:writing-mode="lr-tb"/>
      <style:text-properties fo:font-size="10.5pt" style:font-size-asian="10.5pt" style:font-size-complex="10.5pt"/>
    </style:style>
    <style:style style:name="P6" style:family="paragraph">
      <style:paragraph-properties fo:text-align="center"/>
    </style:style>
    <style:style style:name="P7" style:family="paragraph">
      <style:paragraph-properties style:text-autospace="none"/>
      <style:text-properties fo:color="#067d17" loext:opacity="100%" style:font-name="JetBrains Mono" fo:font-size="10pt" style:font-name-asian="JetBrains Mono" style:font-size-asian="10pt" style:font-name-complex="JetBrains Mono" style:font-size-complex="10pt"/>
    </style:style>
    <style:style style:name="P8" style:family="paragraph">
      <loext:graphic-properties draw:fill="none"/>
      <style:paragraph-properties fo:margin-top="0.42cm" fo:margin-bottom="0.35cm"/>
      <style:text-properties fo:font-size="10pt" style:font-size-asian="10pt" style:font-size-complex="10pt"/>
    </style:style>
    <style:style style:name="P9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0.5pt" style:font-size-asian="10.5pt" style:font-size-complex="10.5pt"/>
    </style:style>
    <style:style style:name="T4" style:family="text">
      <style:text-properties fo:font-variant="normal" fo:text-transform="none" fo:color="#067d17" loext:opacity="100%" style:text-outline="false" style:text-line-through-style="none" style:text-line-through-type="none" style:font-name="JetBrains Mono" fo:font-size="10pt" fo:font-style="normal" fo:text-shadow="none" style:text-underline-style="none" fo:font-weight="normal" style:letter-kerning="true" style:font-name-asian="JetBrains Mono" style:font-size-asian="10pt" style:font-style-asian="normal" style:font-weight-asian="normal" style:font-name-complex="JetBrains Mono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999cm" svg:height="8.609cm" svg:x="1.251cm" svg:y="2.5cm">
          <draw:image xlink:href="Pictures/10000001000004C2000002288B5957493B101500.png" xlink:type="simple" xlink:show="embed" xlink:actuate="onLoad" draw:mime-type="image/png">
            <text:p/>
          </draw:image>
        </draw:frame>
        <draw:frame draw:style-name="gr2" draw:text-style-name="P2" draw:layer="layout" svg:width="2.013cm" svg:height="0.725cm" svg:x="16.487cm" svg:y="3.5cm">
          <draw:text-box>
            <text:p><text:span text:style-name="T1">speaker</text:span></text:p>
          </draw:text-box>
        </draw:frame>
        <draw:frame draw:style-name="gr3" draw:text-style-name="P2" draw:layer="layout" svg:width="2.445cm" svg:height="0.683cm" svg:x="16.555cm" svg:y="5.876cm">
          <draw:text-box>
            <text:p><text:span text:style-name="T2">headphone</text:span></text:p>
          </draw:text-box>
        </draw:frame>
        <draw:frame draw:style-name="gr4" draw:text-style-name="P3" draw:layer="layout" svg:width="2.212cm" svg:height="1.115cm" svg:x="1.038cm" svg:y="5.567cm">
          <draw:text-box>
            <text:p><text:span text:style-name="T2">ADC</text:span></text:p>
            <text:p><text:span text:style-name="T2">I/Q Signal</text:span></text:p>
          </draw:text-box>
        </draw:frame>
        <draw:frame draw:style-name="gr5" draw:text-style-name="P4" draw:layer="layout" svg:width="1.277cm" svg:height="0.725cm" svg:x="14.973cm" svg:y="9.025cm">
          <draw:text-box>
            <text:p><text:span text:style-name="T1">FFT</text:span></text:p>
          </draw:text-box>
        </draw:frame>
        <draw:custom-shape draw:style-name="gr6" draw:text-style-name="P1" draw:layer="layout" svg:width="8cm" svg:height="2.75cm" draw:transform="skewX (0.00174532925199433) translate (11.252cm 8cm)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7.747cm" svg:height="2.75cm" draw:transform="skewX (0.00174532925199433) translate (3.505cm 8cm)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4.748cm" svg:height="5cm" draw:transform="skewX (0.00174532925199433) translate (14.504cm 3cm)">
          <text:p/>
          <draw:enhanced-geometry svg:viewBox="0 0 21600 21600" draw:type="rectangle" draw:enhanced-path="M 0 0 L 21600 0 21600 21600 0 21600 0 0 Z N"/>
        </draw:custom-shape>
        <draw:frame draw:style-name="gr9" draw:text-style-name="P2" draw:layer="layout" svg:width="1.154cm" svg:height="0.683cm" svg:x="16.555cm" svg:y="6.75cm">
          <draw:text-box>
            <text:p><text:span text:style-name="T2">rms</text:span></text:p>
          </draw:text-box>
        </draw:frame>
        <draw:custom-shape draw:style-name="gr10" draw:text-style-name="P1" draw:layer="layout" svg:width="3.997cm" svg:height="5cm" draw:transform="skewX (0.00174532925199433) translate (10.503cm 3cm)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.248cm" svg:height="2.75cm" draw:transform="skewX (0.00174532925199433) translate (1.252cm 4.75cm)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783cm" svg:height="0.725cm" svg:x="5.467cm" svg:y="10.025cm">
          <draw:text-box>
            <text:p><text:span text:style-name="T1">IQ signal process</text:span></text:p>
          </draw:text-box>
        </draw:frame>
        <draw:frame draw:style-name="gr13" draw:text-style-name="P5" draw:layer="layout" svg:width="2.585cm" svg:height="0.662cm" svg:x="7.25cm" svg:y="3.25cm">
          <draw:text-box>
            <text:p><text:span text:style-name="T3">signal switch</text:span></text:p>
          </draw:text-box>
        </draw:frame>
        <draw:custom-shape draw:style-name="gr10" draw:text-style-name="P1" draw:layer="layout" svg:width="3.997cm" svg:height="5cm" draw:transform="skewX (0.00174532925199433) translate (6.509cm 3cm)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25cm" svg:height="0.662cm" svg:x="11cm" svg:y="3.25cm">
          <draw:text-box>
            <text:p><text:span text:style-name="T3">signal filter</text:span></text:p>
          </draw:text-box>
        </draw:frame>
        <draw:custom-shape draw:style-name="gr15" draw:text-style-name="P1" draw:layer="layout" svg:width="2.248cm" svg:height="1.75cm" draw:transform="skewX (0.00174532925199433) translate (1.254cm 3cm)">
          <text:p/>
          <draw:enhanced-geometry svg:viewBox="0 0 21600 21600" draw:type="rectangle" draw:enhanced-path="M 0 0 L 21600 0 21600 21600 0 21600 0 0 Z N"/>
        </draw:custom-shape>
        <draw:frame draw:style-name="gr16" draw:text-style-name="P5" draw:layer="layout" svg:width="2.255cm" svg:height="0.662cm" svg:x="1.165cm" svg:y="3.25cm">
          <draw:text-box>
            <text:p><text:span text:style-name="T3">IO Controll</text:span></text:p>
          </draw:text-box>
        </draw:frame>
        <draw:frame draw:style-name="gr17" draw:text-style-name="P6" draw:layer="layout" svg:width="10.272cm" svg:height="11.764cm" svg:x="5cm" svg:y="12.486cm">
          <draw:image xlink:href="Pictures/1000000100000242000002967FB3778C5081AF1D.png" xlink:type="simple" xlink:show="embed" xlink:actuate="onLoad" draw:mime-type="image/png">
            <text:p/>
          </draw:image>
        </draw:frame>
        <draw:custom-shape draw:style-name="gr18" draw:text-style-name="P1" draw:layer="layout" svg:width="3.245cm" svg:height="5.75cm" draw:transform="skewX (0.00174532925199433) translate (5.51cm 13.5cm)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4.748cm" svg:height="3cm" draw:transform="skewX (0.00174532925199433) translate (5.504cm 20.5cm)">
          <text:p/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248cm" svg:height="2.25cm" draw:transform="skewX (0.00174532925199433) translate (10.254cm 22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747cm" svg:height="2.25cm" draw:transform="skewX (0.00174532925199433) translate (8.754cm 17cm)">
          <text:p/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5.747cm" svg:height="2.25cm" draw:transform="skewX (0.00174532925199433) translate (8.753cm 14.75cm)">
          <text:p/>
          <draw:enhanced-geometry svg:viewBox="0 0 21600 21600" draw:type="rectangle" draw:enhanced-path="M 0 0 L 21600 0 21600 21600 0 21600 0 0 Z N"/>
        </draw:custom-shape>
        <draw:frame draw:style-name="gr12" draw:text-style-name="P4" draw:layer="layout" svg:width="3.783cm" svg:height="0.725cm" svg:x="2.467cm" svg:y="14.025cm">
          <draw:text-box>
            <text:p><text:span text:style-name="T1">40 bandpass</text:span></text:p>
          </draw:text-box>
        </draw:frame>
        <draw:frame draw:style-name="gr12" draw:text-style-name="P4" draw:layer="layout" svg:width="3.783cm" svg:height="1.199cm" svg:x="2cm" svg:y="21.525cm">
          <draw:text-box>
            <text:p><text:span text:style-name="T1">Teensy 4.1</text:span></text:p>
            <text:p><text:span text:style-name="T1">SGTL5000 chip</text:span></text:p>
          </draw:text-box>
        </draw:frame>
        <draw:frame draw:style-name="gr22" draw:text-style-name="P8" draw:layer="layout" svg:width="2.94cm" svg:height="1.073cm" svg:x="15.06cm" svg:y="22.354cm">
          <draw:text-box>
            <text:p text:style-name="P7"><text:span text:style-name="T4">Speaker</text:span></text:p>
            <text:p text:style-name="P7"><text:span text:style-name="T4">max98357</text:span></text:p>
          </draw:text-box>
        </draw:frame>
        <draw:frame draw:style-name="gr22" draw:text-style-name="P8" draw:layer="layout" svg:width="2.94cm" svg:height="1.895cm" svg:x="15.06cm" svg:y="17.25cm">
          <draw:text-box>
            <text:p text:style-name="P7"><text:span text:style-name="T4">Tailer Mixer fst3253 and amp lowpass filter</text:span></text:p>
          </draw:text-box>
        </draw:frame>
        <draw:frame draw:style-name="gr22" draw:text-style-name="P8" draw:layer="layout" svg:width="1.59cm" svg:height="0.646cm" svg:x="15.25cm" svg:y="15cm">
          <draw:text-box>
            <text:p text:style-name="P9">Si5351</text:p>
          </draw:text-box>
        </draw:frame>
        <draw:frame draw:style-name="gr22" draw:text-style-name="P8" draw:layer="layout" svg:width="1.59cm" svg:height="1.433cm" svg:x="15.16cm" svg:y="13cm">
          <draw:text-box>
            <text:p text:style-name="P9">12v to 3.3 5.0 power</text:p>
          </draw:text-box>
        </draw:frame>
        <draw:custom-shape draw:style-name="gr23" draw:text-style-name="P1" draw:layer="layout" svg:width="3.75cm" svg:height="2.25cm" draw:transform="skewX (0.00174532925199433) translate (10.752cm 12.5cm)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JetBrains Mono" svg:font-family="'JetBrains Mono'" style:font-family-generic="modern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3-04T20:10:36.965021014</meta:creation-date>
    <dc:date>2024-03-05T10:31:46.494045915</dc:date>
    <meta:editing-duration>PT11M55S</meta:editing-duration>
    <meta:editing-cycles>2</meta:editing-cycles>
    <meta:generator>LibreOffice/7.3.7.2$Linux_X86_64 LibreOffice_project/30$Build-2</meta:generator>
    <meta:document-statistic meta:object-count="30"/>
  </office:meta>
</office:document-meta>
</file>